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</office:font-face-decls>
  <office:automatic-styles>
    <text:list-style style:name="UnorderedList-ul" style:display-name="Un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UnorderedList-ol" style:display-name="Un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paragraph" style:name="Heading1" style:display-name="Heading1">
      <style:paragraph-properties fo:margin-right="0pt" style:line-spacing="4pt" fo:margin-top="0pt" fo:text-align="left" fo:orphans="0" fo:margin-left="0pt" fo:margin-bottom="6pt" fo:padding="0pt" fo:text-indent="0pt" fo:widows="1"/>
      <style:text-properties fo:color="#000000" style:font-name="Arial" fo:font-weight="bold" fo:text-transform="None" fo:font-size="18"/>
    </style:style>
    <text:list-style style:name="OrderedList-ul" style:display-name="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OrderedList-ol" style:display-name="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paragraph" style:parent-style-name="Footer" style:name="PageBreak1" style:display-name="PageBreak1">
      <style:paragraph-properties fo:break-after="page"/>
    </style:style>
  </office:automatic-styles>
  <office:body>
    <office:text text:use-soft-page-breaks="true">
      <text:p text:style-name="Heading1"><text:span text:style-name="T3">This is page 1</text:span></text:p>
      <text:p text:style-name="PageBreak1"/>
      <text:p text:style-name="Heading1"><text:span text:style-name="T4">This is page 2</text:span></text:p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</office:font-face-decls>
  <office:styles>
    <style:style style:family="text" style:name="T1" style:display-name="T1">
      <style:text-properties/>
    </style:style>
    <style:style style:family="text" style:name="T2" style:display-name="T2">
      <style:text-properties/>
    </style:style>
    <style:style style:family="text" style:name="T3" style:display-name="T3">
      <style:text-properties/>
    </style:style>
    <style:style style:family="text" style:name="T4" style:display-name="T4">
      <style:text-properties/>
    </style:style>
  </office:styles>
  <office:automatic-styles>
    <style:style style:family="paragraph" style:name="Normal" style:display-name="Normal">
      <style:paragraph-properties fo:margin-right="0pt" style:line-spacing="2pt" fo:margin-top="0pt" fo:text-align="left" fo:orphans="0" fo:margin-left="0pt" fo:margin-bottom="0pt" fo:padding="0pt" fo:text-indent="0pt" fo:widows="1"/>
      <style:text-properties fo:color="#000000" style:font-name="Arial" fo:text-transform="None" fo:font-size="10"/>
    </style:style>
    <style:page-layout style:name="Mpm1">
      <style:page-layout-properties fo:margin-right="72.0pt" fo:border="0pt" fo:margin-top="72.0pt" fo:page-width="612.0pt" fo:margin-left="144.0pt" fo:page-height="792.0pt" fo:margin-bottom="72.0pt"/>
    </style:page-layout>
    <style:style style:family="table" style:name="Table1" style:display-name="Table1">
      <style:table-properties style:rel-width="100%"/>
    </style:style>
    <style:style style:family="table-column" style:name="TableColumn1" style:display-name="TableColumn1">
      <style:table-column-properties/>
    </style:style>
    <style:style style:family="table-column" style:name="TableColumn2" style:display-name="TableColumn2">
      <style:table-column-properties/>
    </style:style>
    <style:style style:family="table-column" style:name="TableColumn3" style:display-name="TableColumn3">
      <style:table-column-properties/>
    </style:style>
    <style:style style:family="table-row" style:name="TableRow1" style:display-name="TableRow1">
      <style:table-row-properties style:use-optimal-row-height="true"/>
    </style:style>
    <style:style style:family="table-cell" style:name="TableCell1" style:display-name="TableCell1">
      <style:table-cell-properties style:shrink-to-fit="true"/>
    </style:style>
    <style:style style:family="table-cell" style:name="TableCell2" style:display-name="TableCell2">
      <style:table-cell-properties style:shrink-to-fit="true"/>
    </style:style>
    <style:style style:family="table-cell" style:name="TableCell3" style:display-name="TableCell3">
      <style:table-cell-properties style:shrink-to-fit="true"/>
    </style:style>
  </office:automatic-styles>
  <office:master-styles>
    <style:master-page style:name="Standard" style:page-layout-name="Mpm1" style:display-name="Standard">
      <style:header>
        <text:p text:style-name="Normal"><text:span text:style-name="T1">Shoobx</text:span></text:p>
      </style:header>
      <style:footer>
        <table:table table:style-name="Table1">
          <table:table-column table:style-name="TableColumn1"/>
          <table:table-column table:style-name="TableColumn2"/>
          <table:table-column table:style-name="TableColumn3"/>
          <table:table-row table:style-name="TableRow1">
            <table:table-cell table:style-name="TableCell1" office:value-type="string">
              <text:p text:style-name="Normal"><text:span text:style-name="T2">This is footer</text:span></text:p>
            </table:table-cell>
            <table:table-cell table:style-name="TableCell2" office:value-type="string"/>
            <table:table-cell table:style-name="TableCell3" office:value-type="string">
              <text:p text:style-name="Normal"><text:page-number/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meta>
    <meta:generator>ODFPY/1.4.0</meta:generator>
  </office:meta>
</office:document-meta>
</file>